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Role.AbstractRole( ItemManager itemManager , Logger logger ,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bstractRole.AbstractRole( ItemManager itemManager , Logger log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